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3d9" officeooo:paragraph-rsid="000a03d9"/>
    </style:style>
    <style:style style:name="P2" style:family="paragraph" style:parent-style-name="Standard">
      <style:text-properties fo:font-style="italic" officeooo:rsid="000a03d9" officeooo:paragraph-rsid="000a03d9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ILU2</text:p>
      <text:p text:style-name="P1"/>
      <text:p text:style-name="P1">1er jour de travail</text:p>
      <text:p text:style-name="P1"><text:tab/>creationdes éléements ECB pour la réservation j’ai choisis de reprendre en grande partie ce que nous avions produit en tp. </text:p>
      <text:p text:style-name="P1"/>
      <text:p text:style-name="P2">PS j’ai passer 2h a corriger et a comprendre le fonctionnement des librairies java pour pouvoir importer le datePicker de la bonne maniè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22:53:44.102090414</meta:creation-date>
    <dc:date>2026-04-14T22:55:58.401429619</dc:date>
    <meta:editing-duration>PT2M15S</meta:editing-duration>
    <meta:editing-cycles>1</meta:editing-cycles>
    <meta:document-statistic meta:table-count="0" meta:image-count="0" meta:object-count="0" meta:page-count="1" meta:paragraph-count="4" meta:word-count="49" meta:character-count="294" meta:non-whitespace-character-count="247"/>
    <meta:generator>LibreOffice/24.2.7.2$Linux_X86_64 LibreOffice_project/420$Build-2</meta:generator>
  </office:meta>
</office:document-meta>
</file>